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05164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175f6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75f6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89ec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20" style:family="text">
      <style:text-properties officeooo:rsid="001b37bb"/>
    </style:style>
    <style:style style:name="T21" style:family="text">
      <style:text-properties officeooo:rsid="001bf5ca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27b2ab"/>
    </style:style>
    <style:style style:name="T24" style:family="text">
      <style:text-properties officeooo:rsid="0029063b"/>
    </style:style>
    <style:style style:name="T25" style:family="text">
      <style:text-properties officeooo:rsid="002a6adc"/>
    </style:style>
    <style:style style:name="T26" style:family="text">
      <style:text-properties officeooo:rsid="002c200d"/>
    </style:style>
    <style:style style:name="T27" style:family="text">
      <style:text-properties officeooo:rsid="002cfb36"/>
    </style:style>
    <style:style style:name="T2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329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5">Log</text:span><text:span text:style-name="T16">.</text:span><text:span text:style-name="T17">i</text:span><text:span text:style-name="T16">(</text:span><text:span text:style-name="T28">"...color: "</text:span><text:span text:style-name="T16">, </text:span><text:span text:style-name="T15">str</text:span><text:span text:style-name="T16">);</text:span><text:span text:style-name="T16"/></text:p>
      <text:p text:style-name="P35">Переключить внизу на панель Logcat</text:p>
      <text:p text:style-name="P36">У викладача на відео був інший дизайн панелі. В мене достатньо було ввести пошукове слово в строку зі словом package: Також, якщо натиснути Ctrl+Space вспливуть підсказки слів для пошуку лога. </text:p>
      <text:p text:style-name="P36">https://developer.android.com/studio/debug/logcat<text:tab/></text:p>
      <text:p text:style-name="P31">**************************************************************</text:p>
      <text:p text:style-name="P30">How to rename project: </text:p>
      <text:p text:style-name="P30"><text:s text:c="4"/>- rename folder</text:p>
      <text:p text:style-name="P30"><text:s text:c="4"/>- in file settings.gradle (or settings.gradle.kts) change line: rootProject.name = "asDemo02ImageAnimation"</text:p>
      <text:p text:style-name="P30"><text:s text:c="4"/>- also check files build.gradle (or build.gradle.kts : applicationId та namespace), themes, strings, AndroidManifest.xml</text:p>
      <text:p text:style-name="P30"><text:s text:c="4"/>- rename modules if need: on the &lt;-- left tree, on `app` Right Button Mouse, chose Refactor&gt;Rename&gt;Rename module.</text:p>
      <text:p text:style-name="P30"><text:s text:c="4"/>- if need, rename also modules down: on "demo" RBM Refactor&gt;Rename</text:p>
      <text:p text:style-name="P30"><text:s text:c="4"/>- check settings.gradle (or settings.gradle.kts) if line: include(":appimg") became correct.</text:p>
      <text:p text:style-name="P30"><text:s text:c="4"/>- File → Sync Project with Gradle Files</text:p>
      <text:p text:style-name="P30"><text:s text:c="4"/>- Build → Clean Project</text:p>
      <text:p text:style-name="P30"><text:s text:c="4"/>- Build → Rebuild Project</text:p>
      <text:p text:style-name="P30">**************************************************************</text:p>
      <text:p text:style-name="P30">@+id/... - створює новий ідентифікатор, який буде згенерований у класі R.java (або R.class) і буде доступний через R.id.imageViewLogoCircle.</text:p>
      <text:p text:style-name="P30">@id/... - використовує вже існуючий ID. Якщо такого ID ще не існує — буде помилка компіляції.</text:p>
      <text:p text:style-name="P30">**************************************************************</text:p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2"><text:s text:c="4"/></text:span><text:a xlink:type="simple" xlink:href="https://developer.android.com/studio/run/device" text:style-name="Internet_20_link" text:visited-style-name="Visited_20_Internet_20_Link"><text:span text:style-name="T22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2"><text:s text:c="4"/></text:span><text:a xlink:type="simple" xlink:href="https://www.youtube.com/watch?v=ENKzK2K4Go0" text:style-name="Internet_20_link" text:visited-style-name="Visited_20_Internet_20_Link"><text:span text:style-name="T22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32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3">в</text:span></text:span><text:span text:style-name="Strong_20_Emphasis"> багато разів</text:span> на "Номер збірки" (<text:span text:style-name="T23">Settings&gt;About phone&gt;</text:span><text:span text:style-name="Strong_20_Emphasis">Build Number</text:span>), <text:span text:style-name="T23">це перевело телефон в</text:span> <text:span text:style-name="Strong_20_Emphasis">режим розробника</text:span>.</text:p>
      <text:p text:style-name="P27">- <text:span text:style-name="T24">Спочатку підключав смартфон по кабелю(це необхідно при першому підключенні)</text:span></text:p>
      <text:p text:style-name="P27">- <text:span text:style-name="T24">Цікаві наступні пункти в смартфоні:</text:span></text:p>
      <text:p text:style-name="P33"><text:tab/><text:span text:style-name="T25">1) </text:span>System and update&gt;Developer options&gt;USB debugging</text:p>
      <text:p text:style-name="P28"><text:span text:style-name="T23"><text:tab/></text:span><text:span text:style-name="T25">2) </text:span><text:span text:style-name="T23">System and update&gt;Developer options&gt;Wireless debugging&gt;</text:span><text:span text:style-name="T24">Pair device with pairing code &gt; </text:span><text:span text:style-name="T25">смартфон видає 6-</text:span><text:span text:style-name="T24">код </text:span><text:span text:style-name="T25">для </text:span><text:span text:style-name="T24">IDE. QR-код же не спрацьовував.</text:span></text:p>
      <text:p text:style-name="P34">Не забувати, що має бути ввімкнений Wi-Fi на телефоні як і решта пунктів: <text:span text:style-name="T23">USB debugging, Wireless debugging, Developer options</text:span>.</text:p>
      <text:p text:style-name="P34"><text:tab/><text:span text:style-name="T25">3)</text:span> в IDE: Device manager &gt; значок Wi-Fi &gt; Pair using pairing code &gt; <text:span text:style-name="T25">вискоче віконце де ввести </text:span><text:span text:style-name="T26">6-</text:span><text:span text:style-name="T25">код з після пророблених описаних дій в 2)</text:span></text:p>
      <text:p text:style-name="P27"><text:soft-page-break/>**************************************************************</text:p>
      <text:p text:style-name="Text_20_body">android.resource:// - <text:span text:style-name="T27">П</text:span>ростір імен/<text:span text:style-name="T27">namespaces. (див. Проект asDemo03Video та JavaPhilosophy.docx)</text:span></text:p>
      <text:p text:style-name="P29">**************************************************************</text:p>
      <text:p text:style-name="Text_20_body">імена файл<text:span text:style-name="T27">і</text:span>в ресурс<text:span text:style-name="T27">і</text:span>в <text:span text:style-name="T27">тільки малими буквами і нижнім підкресленням: image_video_file_01.jpg</text:span></text:p>
      <text:p text:style-name="P29">**************************************************************</text:p>
      <text:p text:style-name="Text_20_body"><text:span text:style-name="T27">зелений молоточок в IDE</text:span> <text:span text:style-name="T27">на панелі </text:span>- перез<text:span text:style-name="T27">і</text:span>брати проект збирачем <text:span text:style-name="T27">Gradle</text:span>, якщо, наприклад, не бачить якусь новостворену папку.</text:p>
      <text:p text:style-name="P29">**************************************************************</text:p>
      <text:p text:style-name="P2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1">для конкретної активності</text:span><text:span text:style-name="T14">: </text:span><text:span text:style-name="T15">Intent intent </text:span><text:span text:style-name="T16">= </text:span><text:span text:style-name="T18">new </text:span><text:span text:style-name="T16">Intent(</text:span><text:span text:style-name="T18">this</text:span><text:span text:style-name="T16">, </text:span><text:span text:style-name="T15">SecondActivity</text:span><text:span text:style-name="T16">.</text:span><text:span text:style-name="T18">class</text:span><text:span text:style-name="T16">);</text:span></text:p>
      <text:p text:style-name="P19"><text:span text:style-name="T14">Неявний інтент: </text:span><text:span text:style-name="T15">Intent intent </text:span><text:span text:style-name="T16">= </text:span><text:span text:style-name="T18">new </text:span><text:span text:style-name="T16">Intent(</text:span><text:span text:style-name="T19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20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 <text:span text:style-name="T29">(asDemo09ActivityLifeCycle)</text:span>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<text:soft-page-break/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9T00:10:11.647583859</dc:date>
    <meta:editing-duration>PT6H28M2S</meta:editing-duration>
    <meta:editing-cycles>24</meta:editing-cycles>
    <meta:generator>LibreOffice/7.5.3.2$Linux_X86_64 LibreOffice_project/9f56dff12ba03b9acd7730a5a481eea045e468f3</meta:generator>
    <meta:document-statistic meta:table-count="2" meta:image-count="0" meta:object-count="0" meta:page-count="5" meta:paragraph-count="155" meta:word-count="916" meta:character-count="7464" meta:non-whitespace-character-count="6584"/>
  </office:meta>
</office:document-meta>
</file>